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990000005FE6A00AB9.jpg" manifest:media-type="image/jpeg"/>
  <manifest:file-entry manifest:full-path="Pictures/10000000000000CD000000C2FC7DBE0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List" style:family="table">
      <style:table-properties style:width="5.9076in" table:align="margins" style:writing-mode="lr-tb"/>
    </style:style>
    <style:style style:name="List.A" style:family="table-column">
      <style:table-column-properties style:column-width="5.9076in" style:rel-column-width="65535*"/>
    </style:style>
    <style:style style:name="List.A1" style:family="table-cell">
      <style:table-cell-properties fo:padding="0.0382in" fo:border-left="0.05pt solid #000000" fo:border-right="0.05pt solid #000000" fo:border-top="0.05pt solid #000000" fo:border-bottom="none"/>
    </style:style>
    <style:style style:name="List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1.0209in"/>
        </style:tab-stops>
      </style:paragraph-properties>
    </style:style>
    <style:style style:name="P2" style:family="paragraph" style:parent-style-name="Standard">
      <style:paragraph-properties fo:text-align="center" style:justify-single-word="false"/>
      <style:text-properties fo:color="#17365d" fo:font-size="22pt" fo:font-weight="bold" officeooo:rsid="005bd3db" officeooo:paragraph-rsid="005bd3db" style:font-size-asian="22pt" style:font-weight-asian="bold" style:font-size-complex="22pt"/>
    </style:style>
    <style:style style:name="P3" style:family="paragraph" style:parent-style-name="Standard">
      <style:paragraph-properties fo:text-align="start" style:justify-single-word="false"/>
      <style:text-properties officeooo:paragraph-rsid="005afc50"/>
    </style:style>
    <style:style style:name="P4" style:family="paragraph" style:parent-style-name="Table_20_Heading">
      <style:text-properties officeooo:rsid="005afc50" officeooo:paragraph-rsid="005c7210"/>
    </style:style>
    <style:style style:name="P5" style:family="paragraph" style:parent-style-name="Table_20_Contents">
      <style:text-properties officeooo:rsid="00624ddf" officeooo:paragraph-rsid="00624ddf"/>
    </style:style>
    <style:style style:name="P6" style:family="paragraph" style:parent-style-name="Standard" style:master-page-name="Standard">
      <style:paragraph-properties fo:text-align="center" style:justify-single-word="false" style:page-number="auto"/>
      <style:text-properties fo:language="en" fo:country="US" style:language-asian="en" style:country-asian="US"/>
    </style:style>
    <style:style style:name="P7" style:family="paragraph" style:parent-style-name="Standard">
      <style:paragraph-properties fo:text-align="center" style:justify-single-word="false"/>
      <style:text-properties fo:color="#17365d" fo:font-size="22pt" fo:font-weight="bold" officeooo:rsid="005bd3db" officeooo:paragraph-rsid="005bd3db" style:font-size-asian="22pt" style:font-weight-asian="bold" style:font-size-complex="22pt"/>
    </style:style>
    <style:style style:name="T1" style:family="text">
      <style:text-properties officeooo:rsid="0046765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6in" fo:margin-right="0.1256in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008in" fo:border="none" style:mirror="none" fo:clip="rect(0.25in, 0in, 0in, 0.2217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2"/>
      <text:p text:style-name="P2"/>
      <text:p text:style-name="P2">{ListType}</text:p>
      <table:table table:name="List" table:style-name="List">
        <table:table-column table:style-name="List.A"/>
        <table:table-header-rows>
          <table:table-row>
            <table:table-cell table:style-name="List.A1" office:value-type="string">
              <text:p text:style-name="P4">{Header}</text:p>
            </table:table-cell>
          </table:table-row>
        </table:table-header-rows>
        <table:table-row>
          <table:table-cell table:style-name="List.A2" office:value-type="string">
            <text:p text:style-name="P5">{Value}</text:p>
          </table:table-cell>
        </table:table-row>
      </table:table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s" fo:country="ES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>
      <style:paragraph-properties fo:margin-top="0in" fo:margin-bottom="0in" style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>
      <style:paragraph-properties fo:margin-top="0in" fo:margin-bottom="0in" style:contextual-spacing="false" fo:line-height="100%"/>
    </style:style>
    <style:style style:name="Footer" style:family="paragraph" style:parent-style-name="Standard" style:class="extra">
      <style:paragraph-properties fo:margin-top="0in" fo:margin-bottom="0in" style:contextual-spacing="false" fo:line-height="100%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2.9535in" style:type="center"/>
          <style:tab-stop style:position="5.9075in" style:type="right"/>
        </style:tab-stops>
      </style:paragraph-properties>
    </style:style>
    <style:style style:name="Default_20_Paragraph_20_Font" style:display-name="Default Paragraph Font" style:family="text"/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_5f_VariableValue" style:display-name="_VariableValue" style:family="text">
      <style:text-properties style:use-window-font-color="true" style:font-name="Calibri" fo:font-family="Calibri" style:font-family-generic="swiss" style:font-pitch="variable" fo:font-size="11pt" fo:language="es" fo:country="ES" fo:font-weight="normal" fo:background-color="#ff6600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 style:shadow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.0209in"/>
        </style:tab-stops>
      </style:paragraph-properties>
    </style:style>
    <style:style style:name="MT1" style:family="text">
      <style:text-properties officeooo:rsid="0046765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1256in" fo:margin-right="0.1256in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008in" fo:border="none" style:mirror="none" fo:clip="rect(0.25in, 0in, 0in, 0.2217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3264in" fo:margin-bottom="0.3264in" fo:margin-left="1.1811in" fo:margin-right="1.1811in" fo:border="none" fo:padding="0in" style:shadow="none" fo:background-color="transparent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true"/>
      </style:header-style>
      <style:footer-style>
        <style:header-footer-properties fo:min-height="0.4902in" fo:margin-left="0in" fo:margin-right="0in" fo:margin-top="0.45in" style:dynamic-spacing="true"/>
      </style:footer-style>
    </style:page-layout>
    <number:time-style style:name="N10042" number:language="en" number:country="CA">
      <number:hours number:style="long"/>
      <number:text>:</number:text>
      <number:minutes number:style="long"/>
      <number:text> </number:text>
      <number:am-pm/>
    </number:time-style>
    <number:date-style style:name="N10075" number:language="en" number:country="CA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Header"><draw:frame draw:style-name="Mfr1" draw:name="Image2" text:anchor-type="paragraph" svg:x="0.0319in" svg:y="0.2161in" svg:width="0.9902in" svg:height="0.9374in" draw:z-index="0"><draw:image xlink:href="Pictures/10000000000000CD000000C2FC7DBE0E.png" xlink:type="simple" xlink:show="embed" xlink:actuate="onLoad"/></draw:frame></text:p>
      </style:header>
      <style:header-left>
        <text:p text:style-name="Header_20_left"/>
      </style:header-left>
      <style:footer>
        <text:p text:style-name="MP1"><text:span text:style-name="MT1">Page </text:span><text:page-number text:select-page="current">1</text:page-number> <text:span text:style-name="MT1">of </text:span><text:span text:style-name="MT1"><text:page-count>1</text:page-count></text:span><text:tab/><text:tab/><text:tab/><text:date style:data-style-name="N10075" text:date-value="2015-03-26T16:48:40.439346763">Mar 26, 2015</text:date> <text:time style:data-style-name="N10042" text:time-value="2015-03-26T16:48:40.439484436">04:48 PM</text:time><text:tab/><text:tab/><text:tab/><draw:frame draw:style-name="Mfr2" draw:name="Image1" text:anchor-type="char" svg:x="5.8465in" svg:y="-0.2366in" svg:width="1.0528in" svg:height="0.5417in" draw:z-index="1"><draw:image xlink:href="Pictures/10000000000000990000005FE6A00AB9.jpg" xlink:type="simple" xlink:show="embed" xlink:actuate="onLoad"/></draw:frame>Powered by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urbiztondo</meta:initial-creator>
    <meta:creation-date>2014-11-19T09:26:00</meta:creation-date>
    <dc:date>2015-03-26T16:48:40.409789404</dc:date>
    <meta:editing-cycles>75</meta:editing-cycles>
    <meta:editing-duration>PT19H10M11S</meta:editing-duration>
    <meta:generator>LibreOffice/4.2.7.2$Linux_X86_64 LibreOffice_project/420m0$Build-2</meta:generator>
    <meta:document-statistic meta:table-count="1" meta:image-count="2" meta:object-count="0" meta:page-count="1" meta:paragraph-count="4" meta:word-count="14" meta:character-count="74" meta:non-whitespace-character-count="59"/>
  </office:meta>
</office:document-meta>
</file>